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05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88.3pt"/>
    </style:style>
    <style:style style:name="co4" style:family="table-column">
      <style:table-column-properties fo:break-before="auto" style:column-width="82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3.3pt"/>
    </style:style>
    <style:style style:name="co7" style:family="table-column">
      <style:table-column-properties fo:break-before="auto" style:column-width="12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background-color="#f8aa97"/>
      <style:text-properties fo:font-weight="bold"/>
    </style:style>
    <style:style style:name="ce2" style:family="table-cell" style:parent-style-name="Default">
      <style:table-cell-properties fo:background-color="#fdc578"/>
      <style:text-properties fo:font-weight="bold"/>
    </style:style>
    <style:style style:name="ce3" style:family="table-cell" style:parent-style-name="Default">
      <style:table-cell-properties fo:background-color="#89c765"/>
      <style:text-properties fo:font-weight="bold"/>
    </style:style>
    <style:style style:name="ce4" style:family="table-cell" style:parent-style-name="Default" style:data-style-name="N101"/>
    <style:style style:name="ce5" style:family="table-cell" style:parent-style-name="Default" style:data-style-name="N101">
      <style:table-cell-properties fo:background-color="#fdc578"/>
      <style:text-properties fo:font-weight="bold"/>
    </style:style>
    <style:style style:name="ce6" style:family="table-cell" style:parent-style-name="Default" style:data-style-name="N101">
      <style:table-cell-properties fo:background-color="#fdc578" style:text-align-source="fix" style:repeat-content="false"/>
      <style:paragraph-properties fo:text-align="end" fo:margin-left="0pt"/>
      <style:text-properties fo:font-weight="bold"/>
    </style:style>
    <style:style style:name="ce7" style:family="table-cell" style:parent-style-name="Default" style:data-style-name="N101">
      <style:table-cell-properties fo:background-color="#89c765"/>
      <style:text-properties fo:font-weight="bold"/>
    </style:style>
    <style:style style:name="ce8" style:family="table-cell" style:parent-style-name="Default" style:data-style-name="N101">
      <style:table-cell-properties fo:background-color="#89c765" style:text-align-source="fix" style:repeat-content="false"/>
      <style:paragraph-properties fo:text-align="end" fo:margin-left="0pt"/>
      <style:text-properties fo:font-weight="bold"/>
    </style:style>
    <style:style style:name="ce9" style:family="table-cell" style:parent-style-name="Default" style:data-style-name="N101">
      <style:table-cell-properties fo:background-color="#f8aa97"/>
      <style:text-properties fo:font-weight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onthly Expenses and Saving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Monthly Expenses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nsurance</text:p>
          </table:table-cell>
          <table:table-cell table:formula="of:=243.01*2" office:value-type="currency" office:currency="USD" office:value="486.02" calcext:value-type="currency">
            <text:p>$486</text:p>
          </table:table-cell>
          <table:table-cell table:formula="of:=1.2*349.08*2" office:value-type="currency" office:currency="USD" office:value="837.792" calcext:value-type="currency">
            <text:p>$838</text:p>
          </table:table-cell>
          <table:table-cell table:formula="of:=AVERAGE([.B4:.C4])" office:value-type="currency" office:currency="USD" office:value="661.906" calcext:value-type="currency">
            <text:p>$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ting</text:p>
          </table:table-cell>
          <table:table-cell table:formula="of:=4.161+5.84" office:value-type="currency" office:currency="USD" office:value="10.001" calcext:value-type="currency">
            <text:p>$10</text:p>
          </table:table-cell>
          <table:table-cell office:value-type="currency" office:currency="USD" office:value="100" calcext:value-type="currency">
            <text:p>$100</text:p>
          </table:table-cell>
          <table:table-cell table:formula="of:=AVERAGE([.B5:.C5])" office:value-type="currency" office:currency="USD" office:value="55.0005" calcext:value-type="currency">
            <text:p>$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cation Savings</text:p>
          </table:table-cell>
          <table:table-cell table:formula="of:=7000/12" office:value-type="currency" office:currency="USD" office:value="583.333333333333" calcext:value-type="currency">
            <text:p>$583</text:p>
          </table:table-cell>
          <table:table-cell table:formula="of:=20000/12" office:value-type="currency" office:currency="USD" office:value="1666.66666666667" calcext:value-type="currency">
            <text:p>$1,667</text:p>
          </table:table-cell>
          <table:table-cell table:formula="of:=AVERAGE([.B6:.C6])" office:value-type="currency" office:currency="USD" office:value="1125" calcext:value-type="currency">
            <text:p>$1,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ting and Voice Talent</text:p>
          </table:table-cell>
          <table:table-cell office:value-type="currency" office:currency="USD" office:value="20" calcext:value-type="currency">
            <text:p>$20</text:p>
          </table:table-cell>
          <table:table-cell office:value-type="currency" office:currency="USD" office:value="300" calcext:value-type="currency">
            <text:p>$300</text:p>
          </table:table-cell>
          <table:table-cell table:formula="of:=AVERAGE([.B7:.C7])" office:value-type="currency" office:currency="USD" office:value="160" calcext:value-type="currency">
            <text:p>$160</text:p>
          </table:table-cell>
          <table:table-cell office:value-type="string" calcext:value-type="string">
            <text:p>Includes very little for PPC etc. (useless at first anyway – can increase later?)</text:p>
          </table:table-cell>
          <table:table-cell table:number-columns-repeated="5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1" office:value-type="string" calcext:value-type="string">
            <text:p>Total Monthly Expenses (Average) </text:p>
          </table:table-cell>
          <table:table-cell table:style-name="ce1" table:number-columns-repeated="2"/>
          <table:table-cell table:style-name="ce9" table:formula="of:=SUM([.D4:.D14])" office:value-type="currency" office:currency="USD" office:value="2001.9065" calcext:value-type="currency">
            <text:p>$2,00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0" office:value-type="string" calcext:value-type="string">
            <text:p>Social Security</text:p>
          </table:table-cell>
          <table:table-cell table:style-name="ce11"/>
        </table:table-row>
        <table:table-row table:style-name="ro1">
          <table:table-cell table:number-columns-repeated="8"/>
          <table:table-cell table:style-name="ce10" office:value-type="string" calcext:value-type="string">
            <text:p>Age 62</text:p>
          </table:table-cell>
          <table:table-cell table:style-name="ce12" office:value-type="string" calcext:value-type="string">
            <text:p>$1,900.00</text:p>
          </table:table-cell>
        </table:table-row>
        <table:table-row table:style-name="ro1">
          <table:table-cell table:style-name="ce2" office:value-type="string" calcext:value-type="string">
            <text:p>Current and Future savings if employed</text:p>
          </table:table-cell>
          <table:table-cell table:style-name="ce5" table:number-columns-repeated="3"/>
          <table:table-cell table:number-columns-repeated="4"/>
          <table:table-cell table:style-name="ce10" office:value-type="string" calcext:value-type="string">
            <text:p>Age 63</text:p>
          </table:table-cell>
          <table:table-cell table:style-name="ce12" office:value-type="string" calcext:value-type="string">
            <text:p>$2,054.00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Gross</text:p>
          </table:table-cell>
          <table:table-cell table:style-name="ce6" office:value-type="string" calcext:value-type="string">
            <text:p>Net * </text:p>
          </table:table-cell>
          <table:table-cell table:style-name="ce6" office:value-type="string" calcext:value-type="string">
            <text:p>Monthly</text:p>
          </table:table-cell>
          <table:table-cell table:number-columns-repeated="4"/>
          <table:table-cell table:style-name="ce10" office:value-type="string" calcext:value-type="string">
            <text:p>Age 64</text:p>
          </table:table-cell>
          <table:table-cell table:style-name="ce12" office:value-type="string" calcext:value-type="string">
            <text:p>$2,231.00</text:p>
          </table:table-cell>
        </table:table-row>
        <table:table-row table:style-name="ro1">
          <table:table-cell table:number-columns-repeated="8"/>
          <table:table-cell table:style-name="ce10" office:value-type="string" calcext:value-type="string">
            <text:p>Age 65</text:p>
          </table:table-cell>
          <table:table-cell table:style-name="ce12" office:value-type="string" calcext:value-type="string">
            <text:p>$2,447.00</text:p>
          </table:table-cell>
        </table:table-row>
        <table:table-row table:style-name="ro1">
          <table:table-cell office:value-type="string" calcext:value-type="string">
            <text:p>Monthly savings at current job (est)</text:p>
          </table:table-cell>
          <table:table-cell table:number-columns-repeated="2" office:value-type="currency" office:currency="USD" office:value="7045" calcext:value-type="currency">
            <text:p>$7,045</text:p>
          </table:table-cell>
          <table:table-cell table:number-columns-repeated="5"/>
          <table:table-cell table:style-name="ce10" office:value-type="string" calcext:value-type="string">
            <text:p>Age 66</text:p>
          </table:table-cell>
          <table:table-cell table:style-name="ce12" office:value-type="string" calcext:value-type="string">
            <text:p>$2,679.00</text:p>
          </table:table-cell>
        </table:table-row>
        <table:table-row table:style-name="ro1">
          <table:table-cell office:value-type="string" calcext:value-type="string">
            <text:p>Starting point, March, 2021</text:p>
          </table:table-cell>
          <table:table-cell office:value-type="currency" office:currency="USD" office:value="71729" calcext:value-type="currency">
            <text:p>$71,729</text:p>
          </table:table-cell>
          <table:table-cell table:formula="of:=71729-40000" office:value-type="currency" office:currency="USD" office:value="31729" calcext:value-type="currency">
            <text:p>$31,729</text:p>
          </table:table-cell>
          <table:table-cell table:number-columns-repeated="5"/>
          <table:table-cell table:style-name="ce10" office:value-type="string" calcext:value-type="string">
            <text:p>Age 67</text:p>
          </table:table-cell>
          <table:table-cell table:style-name="ce12" office:value-type="string" calcext:value-type="string">
            <text:p>$2,871.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vings at 62<text:span text:style-name="T1">nd</text:span> birthday</text:p>
          </table:table-cell>
          <table:table-cell table:formula="of:=[.B23]+([.B22]*2)" office:value-type="currency" office:currency="USD" office:value="85819" calcext:value-type="currency">
            <text:p>$85,819</text:p>
          </table:table-cell>
          <table:table-cell table:formula="of:=[.C23]+([.C22]*2)-85000" office:value-type="currency" office:currency="USD" office:value="-39181" calcext:value-type="currency">
            <text:p>-$39,181</text:p>
          </table:table-cell>
          <table:table-cell table:formula="of:=[.C25]/12" office:value-type="currency" office:currency="USD" office:value="-3265.08333333333" calcext:value-type="currency">
            <text:p>-$3,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at 63<text:span text:style-name="T1">nd</text:span> birthday</text:p>
          </table:table-cell>
          <table:table-cell table:formula="of:=[.B$23]+([.B$22]*14)" office:value-type="currency" office:currency="USD" office:value="170359" calcext:value-type="currency">
            <text:p>$170,359</text:p>
          </table:table-cell>
          <table:table-cell table:formula="of:=[.C$23]+([.C$22]*14)-85000" office:value-type="currency" office:currency="USD" office:value="45359" calcext:value-type="currency">
            <text:p>$45,359</text:p>
          </table:table-cell>
          <table:table-cell table:formula="of:=[.C26]/12" office:value-type="currency" office:currency="USD" office:value="3779.91666666667" calcext:value-type="currency">
            <text:p>$3,7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at 63.5</text:p>
          </table:table-cell>
          <table:table-cell table:formula="of:=[.B$23]+([.B$22]*20)" office:value-type="currency" office:currency="USD" office:value="212629" calcext:value-type="currency">
            <text:p>$212,629</text:p>
          </table:table-cell>
          <table:table-cell table:formula="of:=[.C$23]+([.C$22]*20)-85000" office:value-type="currency" office:currency="USD" office:value="87629" calcext:value-type="currency">
            <text:p>$87,629</text:p>
          </table:table-cell>
          <table:table-cell table:formula="of:=[.C27]/12" office:value-type="currency" office:currency="USD" office:value="7302.41666666667" calcext:value-type="currency">
            <text:p>$7,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at 64</text:p>
          </table:table-cell>
          <table:table-cell table:formula="of:=[.B$23]+([.B$22]*32)" office:value-type="currency" office:currency="USD" office:value="297169" calcext:value-type="currency">
            <text:p>$297,169</text:p>
          </table:table-cell>
          <table:table-cell table:formula="of:=[.C$23]+([.C$22]*32)-85000" office:value-type="currency" office:currency="USD" office:value="172169" calcext:value-type="currency">
            <text:p>$172,169</text:p>
          </table:table-cell>
          <table:table-cell table:formula="of:=[.C28]/12" office:value-type="currency" office:currency="USD" office:value="14347.4166666667" calcext:value-type="currency">
            <text:p>$14,34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* Subtracted out of net are $40000 for home repairs and $85000 cushion that we wan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calcext:value-type="string">
            <text:p>Monthly Income</text:p>
          </table:table-cell>
          <table:table-cell table:style-name="ce7" table:number-columns-repeated="3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8" office:value-type="string" calcext:value-type="string">
            <text:p>No SS</text:p>
          </table:table-cell>
          <table:table-cell table:style-name="ce8" office:value-type="string" calcext:value-type="string">
            <text:p>SS at retiremen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t 62</text:p>
          </table:table-cell>
          <table:table-cell table:style-name="Default"/>
          <table:table-cell table:formula="of:=[.D25]-[.$D$15]" office:value-type="currency" office:currency="USD" office:value="-5266.98983333333" calcext:value-type="currency">
            <text:p>-$5,267</text:p>
          </table:table-cell>
          <table:table-cell table:formula="of:=[.C36]+1900" office:value-type="currency" office:currency="USD" office:value="-3366.98983333333" calcext:value-type="currency">
            <text:p>-$3,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 63</text:p>
          </table:table-cell>
          <table:table-cell table:style-name="Default"/>
          <table:table-cell table:formula="of:=[.D26]-[.$D$15]" office:value-type="currency" office:currency="USD" office:value="1778.01016666667" calcext:value-type="currency">
            <text:p>$1,778</text:p>
          </table:table-cell>
          <table:table-cell table:formula="of:=[.C37]+2054" office:value-type="currency" office:currency="USD" office:value="3832.01016666667" calcext:value-type="currency">
            <text:p>$3,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 63.5</text:p>
          </table:table-cell>
          <table:table-cell table:style-name="Default"/>
          <table:table-cell table:formula="of:=[.D27]-[.$D$15]" office:value-type="currency" office:currency="USD" office:value="5300.51016666667" calcext:value-type="currency">
            <text:p>$5,301</text:p>
          </table:table-cell>
          <table:table-cell table:formula="of:=[.C38]+(AVERAGE(2231; 2054))" office:value-type="currency" office:currency="USD" office:value="7443.01016666667" calcext:value-type="currency">
            <text:p>$7,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 64</text:p>
          </table:table-cell>
          <table:table-cell table:style-name="Default"/>
          <table:table-cell table:formula="of:=[.D28]-[.$D$15]" office:value-type="currency" office:currency="USD" office:value="12345.5101666667" calcext:value-type="currency">
            <text:p>$12,346</text:p>
          </table:table-cell>
          <table:table-cell table:formula="of:=[.C39]+2231" office:value-type="currency" office:currency="USD" office:value="14576.5101666667" calcext:value-type="currency">
            <text:p>$14,577</text:p>
          </table:table-cell>
          <table:table-cell table:number-columns-repeated="6"/>
        </table:table-row>
      </table:table>
      <table:table table:name="One Time Expense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cBook Pr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Estimated, with accessories</text:p>
          </table:table-cell>
        </table:table-row>
        <table:table-row table:style-name="ro1">
          <table:table-cell office:value-type="string" calcext:value-type="string">
            <text:p>Camtasia Studio Upgra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stimated, with accessories</text:p>
          </table:table-cell>
        </table:table-row>
        <table:table-row table:style-name="ro1">
          <table:table-cell office:value-type="string" calcext:value-type="string">
            <text:p>Hosting Initial Est Minimal Reserved RD and EC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his may be low if site takes off</text:p>
          </table:table-cell>
        </table:table-row>
        <table:table-row table:style-name="ro1">
          <table:table-cell office:value-type="string" calcext:value-type="string">
            <text:p>TEFL Cert</text:p>
          </table:table-cell>
          <table:table-cell office:value-type="float" office:value="500" calcext:value-type="float">
            <text:p>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5:13:30.156019266</meta:creation-date>
    <meta:generator>LibreOffice/6.0.7.3$Linux_X86_64 LibreOffice_project/00m0$Build-3</meta:generator>
    <dc:date>2021-03-07T16:18:15.912854174</dc:date>
    <meta:editing-duration>PT7M1S</meta:editing-duration>
    <meta:editing-cycles>2</meta:editing-cycles>
    <meta:document-statistic meta:table-count="2" meta:cell-count="93" meta:object-count="0"/>
  </office:meta>
</office:document-meta>
</file>